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Level Designs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Level 1 (Cave)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Level 2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3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4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5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7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9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32:.B40])" office:value-type="float" office:value="36" calcext:value-type="float">
            <text:p>36</text:p>
          </table:table-cell>
          <table:table-cell table:style-name="ce12"/>
        </table:table-row>
        <table:table-row table:style-name="ro1">
          <table:table-cell table:style-name="ce10" table:number-columns-repeated="2"/>
          <table:table-cell table:style-name="ce11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;[.B41])" office:value-type="float" office:value="101" calcext:value-type="float">
            <text:p>101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4.5" calcext:value-type="float">
            <text:p>4.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4.5" calcext:value-type="float">
            <text:p>4.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4" calcext:value-type="float">
            <text:p>8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4" calcext:value-type="float">
            <text:p>244</text:p>
          </table:table-cell>
          <table:table-cell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4:59:4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4T16:00:57.653000000</dc:date>
    <meta:editing-duration>PT1H19M23S</meta:editing-duration>
    <meta:editing-cycles>96</meta:editing-cycles>
    <meta:generator>LibreOffice/7.0.3.1$Windows_X86_64 LibreOffice_project/d7547858d014d4cf69878db179d326fc3483e082</meta:generator>
    <meta:document-statistic meta:table-count="5" meta:cell-count="178" meta:object-count="0"/>
  </office:meta>
</office:document-meta>
</file>